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office:automatic-styles>
  <office:body>
    <office:text text:use-soft-page-breaks="true">
      <text:p text:style-name="P1">Self-Believer:</text:p>
      <text:list text:style-name="LFO1" text:continue-numbering="true">
        <text:list-item>
          <text:p text:style-name="P2">Self-Believers are independent, self-sufficient people who inspire others with their confidence and certainty. They cannot stand when others tell them what to do or try to control their actions.</text:p>
        </text:list-item>
      </text:list>
      <text:p text:style-name="Normal"/>
      <text:p text:style-name="Normal">Empathizer:</text:p>
      <text:list text:style-name="LFO1" text:continue-numbering="true">
        <text:list-item>
          <text:p text:style-name="P3">Empathizers are great at understanding how people feel and use this sensibility to do good for others. They become frustrated when asked to disregard feelings and focus solely on logic instead.</text:p>
        </text:list-item>
      </text:list>
      <text:p text:style-name="Normal"/>
      <text:p text:style-name="Normal">Winner:</text:p>
      <text:list text:style-name="LFO1" text:continue-numbering="true">
        <text:list-item>
          <text:p text:style-name="P4">Winners turn any mundane task into a game or challenge because the feeling of competition is essential for them. They feel lost in environments that have no defined measure of success.</text:p>
        </text:list-item>
      </text:list>
      <text:p text:style-name="Normal"/>
      <text:p text:style-name="Normal">Brainstormer:</text:p>
      <text:list text:style-name="LFO1" text:continue-numbering="true">
        <text:list-item>
          <text:p text:style-name="P5">Brainstormers get excited when asked to come up with ideas where the sky’s the limit. They enjoy connecting the seemingly unconnectable and quickly get bored by close-minded people and standard practices.</text:p>
        </text:list-item>
      </text:list>
      <text:p text:style-name="Normal"/>
      <text:p text:style-name="Normal">Chameleon:</text:p>
      <text:list text:style-name="LFO1" text:continue-numbering="true">
        <text:list-item>
          <text:p text:style-name="P6">Chameleons love working ‘on the fly’ and draw excitement from surprises, changing environments and unexpected detours. They get bored to tears with routine and predictability.</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ouis Tucker</meta:initial-creator>
    <dc:creator>Louis Tucker</dc:creator>
    <meta:creation-date>2025-01-29T10:46:00Z</meta:creation-date>
    <dc:date>2025-02-05T09:47:00Z</dc:date>
    <meta:template xlink:href="Normal.dotm" xlink:type="simple"/>
    <meta:editing-cycles>1</meta:editing-cycles>
    <meta:editing-duration>PT60S</meta:editing-duration>
    <meta:document-statistic meta:page-count="1" meta:paragraph-count="2" meta:word-count="152" meta:character-count="1017" meta:row-count="7" meta:non-whitespace-character-count="867"/>
  </office:meta>
</office:document-meta>
</file>